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cribe</text:span><text:span text:style-name="T2">(</text:span><text:span text:style-name="T3">'My Little Hero'</text:span><text:span text:style-name="T4">, function </text:span><text:span text:style-name="T2">() { </text:span><text:span text:style-name="T5">//define suite title by passing a string</text:span><text:line-break/><text:line-break/><text:span text:style-name="T5"> <text:s text:c="3"/></text:span><text:span text:style-name="T1">describe</text:span><text:span text:style-name="T2">(</text:span><text:span text:style-name="T3">'Getting to the page'</text:span><text:span text:style-name="T4">, function </text:span><text:span text:style-name="T2">() { </text:span><text:span text:style-name="T5">//define sub-suite title by passing a string</text:span><text:line-break/><text:line-break/><text:span text:style-name="T5"> <text:s text:c="7"/></text:span><text:span text:style-name="T1">before</text:span><text:span text:style-name="T2">(</text:span><text:span text:style-name="T3">'Open App'</text:span><text:span text:style-name="T4">, function </text:span><text:span text:style-name="T2">() {</text:span><text:line-break/><text:span text:style-name="T2"> <text:s text:c="11"/></text:span><text:span text:style-name="T1">browser</text:span><text:span text:style-name="T2">.</text:span><text:span text:style-name="T6">url</text:span><text:span text:style-name="T2">(</text:span><text:span text:style-name="T3">''</text:span><text:span text:style-name="T2">)</text:span><text:span text:style-name="T4">; </text:span><text:span text:style-name="T5">//open baseUrl</text:span><text:line-break/><text:span text:style-name="T5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1 Page Title is MLH trial'</text:span><text:span text:style-name="T4">, function </text:span><text:span text:style-name="T2">() { </text:span><text:span text:style-name="T5">//define test title by passing a string</text:span><text:line-break/><text:span text:style-name="T5"> <text:s text:c="11"/></text:span><text:span text:style-name="T4">let </text:span><text:span text:style-name="T2">title = </text:span><text:span text:style-name="T1">browser</text:span><text:span text:style-name="T2">.</text:span><text:span text:style-name="T6">getTitle</text:span><text:span text:style-name="T2">()</text:span><text:span text:style-name="T4">; </text:span><text:span text:style-name="T5">//get page title and assign it to the "title" variable</text:span><text:line-break/><text:span text:style-name="T5"> <text:s text:c="11"/></text:span><text:span text:style-name="T1">browser</text:span><text:span text:style-name="T2">.</text:span><text:span text:style-name="T6">pause</text:span><text:span text:style-name="T2">(</text:span><text:span text:style-name="T7">2000</text:span><text:span text:style-name="T2">)</text:span><text:span text:style-name="T4">; </text:span><text:span text:style-name="T5">//just pause to visually see that something is happening on the page</text:span><text:line-break/><text:span text:style-name="T5"> <text:s text:c="11"/></text:span><text:span text:style-name="T1">expect</text:span><text:span text:style-name="T2">(title).</text:span><text:span text:style-name="T6">toEqual</text:span><text:span text:style-name="T2">(</text:span><text:span text:style-name="T3">'MLH trial'</text:span><text:span text:style-name="T2">)</text:span><text:span text:style-name="T4">; </text:span><text:span text:style-name="T5">//compare {title} (actual) and "MLH trial" (expected)</text:span><text:line-break/><text:span text:style-name="T5"> <text:s text:c="7"/></text:span><text:span text:style-name="T2">})</text:span><text:span text:style-name="T4">;</text:span><text:line-break/><text:line-break/><text:span text:style-name="T4"> <text:s text:c="3"/></text:span><text:span text:style-name="T2">})</text:span><text:span text:style-name="T4">;</text:span><text:line-break/><text:line-break/><text:span text:style-name="T4"> <text:s text:c="3"/></text:span><text:span text:style-name="T1">describe</text:span><text:span text:style-name="T2">(</text:span><text:span text:style-name="T3">'Elements exist'</text:span><text:span text:style-name="T4">, function </text:span><text:span text:style-name="T2">() { </text:span><text:span text:style-name="T5">//define sub-suite title by passing a string</text:span><text:line-break/><text:line-break/><text:span text:style-name="T5"> <text:s text:c="7"/></text:span><text:span text:style-name="T1">it</text:span><text:span text:style-name="T2">(</text:span><text:span text:style-name="T3">'TC-002 Header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header = </text:span><text:span text:style-name="T6">$</text:span><text:span text:style-name="T2">(</text:span><text:span text:style-name="T3">'h3'</text:span><text:span text:style-name="T2">)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header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3 Instruction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instruction = </text:span><text:span text:style-name="T6">$</text:span><text:span text:style-name="T2">(</text:span><text:span text:style-name="T3">'p'</text:span><text:span text:style-name="T2">)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instruction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4 Name field label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required'</text:span><text:span text:style-name="T2">)[</text:span><text:span text:style-name="T7">0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5 Name field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control-input-content'</text:span><text:span text:style-name="T2">)[</text:span><text:span text:style-name="T7">0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6 Gender radio buttons label are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required'</text:span><text:span text:style-name="T2">)[</text:span><text:span text:style-name="T7">1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7 Gender radio buttons are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control-input-content'</text:span><text:span text:style-name="T2">)[</text:span><text:span text:style-name="T7">1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line-break/><text:line-break/><text:span text:style-name="T2"> <text:s text:c="7"/></text:span><text:span text:style-name="T1">it</text:span><text:span text:style-name="T2">(</text:span><text:span text:style-name="T3">'TC-008 Age field label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required'</text:span><text:span text:style-name="T2">)[</text:span><text:span text:style-name="T7">2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09 Age field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control-input-content'</text:span><text:span text:style-name="T2">)[</text:span><text:span text:style-name="T7">2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line-break/><text:line-break/><text:soft-page-break/><text:span text:style-name="T2"> <text:s text:c="7"/></text:span><text:span text:style-name="T1">it</text:span><text:span text:style-name="T2">(</text:span><text:span text:style-name="T3">'TC-010 Story Type label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label = </text:span><text:span text:style-name="T6">$$</text:span><text:span text:style-name="T2">(</text:span><text:span text:style-name="T3">'.ant-form-item-required'</text:span><text:span text:style-name="T2">)[</text:span><text:span text:style-name="T7">3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label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span text:style-name="T4">;</text:span><text:line-break/><text:line-break/><text:span text:style-name="T4"> <text:s text:c="7"/></text:span><text:span text:style-name="T1">it</text:span><text:span text:style-name="T2">(</text:span><text:span text:style-name="T3">'TC-011 Story Type dropdown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dropdown = </text:span><text:span text:style-name="T6">$$</text:span><text:span text:style-name="T2">(</text:span><text:span text:style-name="T3">'.ant-form-item-control-input-content'</text:span><text:span text:style-name="T2">)[</text:span><text:span text:style-name="T7">3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dropdown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line-break/><text:line-break/><text:span text:style-name="T2"> <text:s text:c="8"/></text:span><text:span text:style-name="T1">it</text:span><text:span text:style-name="T2">(</text:span><text:span text:style-name="T3">'TC-012 Image field label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dropdown = </text:span><text:span text:style-name="T6">$$</text:span><text:span text:style-name="T2">(</text:span><text:span text:style-name="T3">'.ant-col.ant-col-16.ant-form-item-label'</text:span><text:span text:style-name="T2">)[</text:span><text:span text:style-name="T7">4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dropdown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line-break/><text:line-break/><text:span text:style-name="T2"> <text:s text:c="7"/></text:span><text:span text:style-name="T1">it</text:span><text:span text:style-name="T2">(</text:span><text:span text:style-name="T3">'TC-013 Image field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field = </text:span><text:span text:style-name="T6">$$</text:span><text:span text:style-name="T2">(</text:span><text:span text:style-name="T3">'.ant-form-item-control-input-content'</text:span><text:span text:style-name="T2">)[</text:span><text:span text:style-name="T7">4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field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line-break/><text:line-break/><text:span text:style-name="T2"> <text:s text:c="7"/></text:span><text:span text:style-name="T1">it</text:span><text:span text:style-name="T2">(</text:span><text:span text:style-name="T3">'TC-014 Submit button is present'</text:span><text:span text:style-name="T4">, function </text:span><text:span text:style-name="T2">() {</text:span><text:line-break/><text:span text:style-name="T2"> <text:s text:c="11"/></text:span><text:span text:style-name="T4">let </text:span><text:span text:style-name="T2">submitButton = </text:span><text:span text:style-name="T6">$$</text:span><text:span text:style-name="T2">(</text:span><text:span text:style-name="T3">'.ant-form-item-control-input-content'</text:span><text:span text:style-name="T2">)[</text:span><text:span text:style-name="T7">5</text:span><text:span text:style-name="T2">].</text:span><text:span text:style-name="T6">isDisplayed</text:span><text:span text:style-name="T2">()</text:span><text:span text:style-name="T4">;</text:span><text:line-break/><text:span text:style-name="T4"> <text:s text:c="11"/></text:span><text:span text:style-name="T1">expect</text:span><text:span text:style-name="T2">(submitButton).</text:span><text:span text:style-name="T6">toEqual</text:span><text:span text:style-name="T2">(</text:span><text:span text:style-name="T4">true</text:span><text:span text:style-name="T2">)</text:span><text:span text:style-name="T4">;</text:span><text:line-break/><text:span text:style-name="T4"> <text:s text:c="7"/></text:span><text:span text:style-name="T2">})</text:span><text:line-break/><text:line-break/><text:span text:style-name="T2"> <text:s text:c="3"/>})</text:span><text:span text:style-name="T4">;</text:span><text:line-break/><text:line-break/><text:span text:style-name="T2">})</text:span><text:span text:style-name="T4">;</text:span></text:p>
      <text:p text:style-name="Standard">/home/as/Project/QA8/ML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6:19:03.962568474</meta:creation-date>
    <dc:date>2021-03-19T17:02:29.852887164</dc:date>
    <meta:editing-duration>PT13M5S</meta:editing-duration>
    <meta:editing-cycles>1</meta:editing-cycles>
    <meta:document-statistic meta:table-count="0" meta:image-count="0" meta:object-count="0" meta:page-count="2" meta:paragraph-count="2" meta:word-count="291" meta:character-count="3335" meta:non-whitespace-character-count="2409"/>
    <meta:generator>LibreOffice/6.1.5.2$Linux_X86_64 LibreOffice_project/10$Build-2</meta:generator>
  </office:meta>
</office:document-meta>
</file>